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style:text-line-through-style="solid" style:text-line-through-width="auto" style:text-line-through-color="font-color" style:text-line-through-mode="continuous" style:text-line-through-type="single"/>
    </style:style>
    <style:style style:name="P3" style:parent-style-name="Standard" style:family="paragraph">
      <style:text-properties fo:font-weight="bold" style:font-weight-asian="bold" style:font-weight-complex="bold"/>
    </style:style>
    <style:style style:name="TableColumn5" style:family="table-column">
      <style:table-column-properties style:column-width="0.9062in" style:use-optimal-column-width="false"/>
    </style:style>
    <style:style style:name="TableColumn6" style:family="table-column">
      <style:table-column-properties style:column-width="2.6354in" style:use-optimal-column-width="false"/>
    </style:style>
    <style:style style:name="TableColumn7" style:family="table-column">
      <style:table-column-properties style:column-width="3.7395in" style:use-optimal-column-width="false"/>
    </style:style>
    <style:style style:name="Table4" style:family="table">
      <style:table-properties style:width="7.2812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text-align="center"/>
      <style:text-properties fo:font-weight="bold" style:font-weight-asian="bold" style:font-weight-complex="bold"/>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paragraph-properties fo:text-align="center"/>
      <style:text-properties fo:font-weight="bold" style:font-weight-asian="bold" style:font-weight-complex="bold"/>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ableContents" style:family="paragraph">
      <style:paragraph-properties fo:text-align="center"/>
      <style:text-properties fo:font-weight="bold" style:font-weight-asian="bold" style:font-weight-complex="bold"/>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paragraph-properties fo:text-align="center"/>
      <style:text-properties fo:color="#000000"/>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color="#000000"/>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extbody" style:family="paragraph">
      <style:paragraph-properties fo:margin-bottom="0.1041in"/>
    </style:style>
    <style:style style:name="T22" style:parent-style-name="DefaultParagraphFont" style:family="text">
      <style:text-properties fo:color="#273239"/>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paragraph-properties fo:text-align="center"/>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 style:parent-style-name="DefaultParagraphFont" style:family="text">
      <style:text-properties fo:color="#000000"/>
    </style:style>
    <style:style style:name="T34" style:parent-style-name="Emphasis" style:family="text">
      <style:text-properties fo:color="#000000"/>
    </style:style>
    <style:style style:name="T35" style:parent-style-name="Emphasis"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color="#000000"/>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1. Exaplain the concept of concurrency</text:p>
      <text:p text:style-name="Standard"><text:s/></text:p>
      <text:p text:style-name="Standard"><text:s/>-&gt;concurrency:-</text:p>
      <text:p text:style-name="Standard"><text:s/>Concurrency is the concept of executing two or more tasks at the same time (in parallel). Tasks may include methods<text:s/>(functions), parts of a program, or even other programs.</text:p>
      <text:p text:style-name="Standard"><text:s/></text:p>
      <text:p text:style-name="Standard"><text:s/>-&gt;Need:-</text:p>
      <text:p text:style-name="Standard"><text:s/>Having concurrency allows the operating system to run multiple applications at the same time. Having concurrency allows the resources that are NOT being used by one application can be used for other applications. Without concurrency, each application has to be run to completion before the next one can be run.</text:p>
      <text:p text:style-name="Standard"/>
      <text:p text:style-name="P2"/>
      <text:p text:style-name="Standard">&gt;Benefit:</text:p>
      <text:p text:style-name="Standard">It allows to run multiple processes and threads simultanously.</text:p>
      <text:p text:style-name="Standard"/>
      <text:p text:style-name="Standard"><text:s/></text:p>
      <text:p text:style-name="Standard"><text:s/>-&gt;Implementation:-</text:p>
      <text:p text:style-name="Standard"><text:s/>By creating processes and threads which are able to run parallel we can achieve concurrency.</text:p>
      <text:p text:style-name="Standard"><text:s/></text:p>
      <text:p text:style-name="Standard"><text:s/>-&gt;Example:-</text:p>
      <text:p text:style-name="Standard"><text:s/>Listening music while playing games, downloading/uploading of a file in background.</text:p>
      <text:p text:style-name="Standard"><text:s/></text:p>
      <text:p text:style-name="P3">5. What is the difference between semaphore and mutex? Where to use individuals?</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points</text:p>
          </table:table-cell>
          <table:table-cell table:style-name="TableCell11">
            <text:p text:style-name="P12">Semaphore</text:p>
          </table:table-cell>
          <table:table-cell table:style-name="TableCell13">
            <text:p text:style-name="P14">Mutex</text:p>
          </table:table-cell>
        </table:table-row>
        <table:table-row table:style-name="TableRow15">
          <table:table-cell table:style-name="TableCell16">
            <text:p text:style-name="P17">Definition</text:p>
          </table:table-cell>
          <table:table-cell table:style-name="TableCell18">
            <text:p text:style-name="P19">A semaphore is a signaling mechanism that can be used to control access to a shared resource by multiple threads or processes.</text:p>
          </table:table-cell>
          <table:table-cell table:style-name="TableCell20">
            <text:p text:style-name="P21"><text:span text:style-name="T22">A</text:span><text:s/>mutex, on the other hand, is a lock that is used to protect a shared resource from simultaneous access by multiple threads or processes. A mutex allows only one thread or process to acquire the lock and access the resource at a time. Other threads or processes that try to acquire the lock while it is held by another thread or process are blocked and must wait until the lock is released.</text:p>
            <text:p text:style-name="Textbody"><text:line-break/></text:p>
          </table:table-cell>
        </table:table-row>
        <table:table-row table:style-name="TableRow23">
          <table:table-cell table:style-name="TableCell24">
            <text:p text:style-name="P25">Mechanism</text:p>
          </table:table-cell>
          <table:table-cell table:style-name="TableCell26">
            <text:p text:style-name="TableContents">It maintains a counter that is incremented or decremented by threads or processes to indicate the availability of the resource. When the counter is greater than zero, the resource is available and a thread or<text:s/>process can access it. When the counter is zero, the resource is unavailable and a thread or process must wait until it becomes available again.</text:p>
          </table:table-cell>
          <table:table-cell table:style-name="TableCell27">
            <text:p text:style-name="TableContents">A mutex allows only one thread or process to acquire the lock and access the resource at a time. Other threads<text:s/>or processes that try to acquire the lock while it is held by another thread or process are blocked and must wait until the lock is released.</text:p>
          </table:table-cell>
        </table:table-row>
        <table:table-row table:style-name="TableRow28">
          <table:table-cell table:style-name="TableCell29">
            <text:p text:style-name="P30">Where to use</text:p>
          </table:table-cell>
          <table:table-cell table:style-name="TableCell31">
            <text:p text:style-name="Textbody">Use a semaphore when you (thread) want to sleep till some other thread tells you to wake up. Semaphore 'down' happens in one thread (producer) and semaphore 'up' (for same semaphore) happens in another thread (consumer) e.g.: In producer-consumer problem, producer wants to sleep till at least one buffer slot is empty - only the consumer thread can tell<text:s/>when a buffer slot is empty.</text:p>
            <text:p text:style-name="Textbody"><text:line-break/></text:p>
          </table:table-cell>
          <table:table-cell table:style-name="TableCell32">
            <text:p text:style-name="TableContents"><text:span text:style-name="T33">Use a mutex when you (thread) want to execute code that should not be executed by any other thread at the same time. Mutex 'down' happens in one thread and mutex 'up'<text:s/></text:span><text:span text:style-name="T34">must</text:span><text:span text:style-name="T35"><text:s/></text:span><text:span text:style-name="T36">happen in the same thread later on. e.g.: If you are deleting a node from a global linked list, you do not want another thread to muck around with pointers while you are deleting the node. When you acquire a mutex and are busy deleting a node, if another<text:s/></text:span><text:span text:style-name="T37">thread tries to acquire the same mutex, it will be put to sleep till you release the mutex.</text:span></text:p>
          </table:table-cell>
        </table:table-row>
        <table:table-row table:style-name="TableRow38">
          <table:table-cell table:style-name="TableCell39">
            <text:p text:style-name="TableContents"/>
          </table:table-cell>
          <table:table-cell table:style-name="TableCell40">
            <text:p text:style-name="TableContents">while a semaphore is used to control access to a shared resource where multiple threads or processes can access it simultaneously but its usage must be regulated.</text:p>
          </table:table-cell>
          <table:table-cell table:style-name="TableCell41">
            <text:p text:style-name="TableContents">a mutex is used to protect critical sections of code where only one thread or process should be executing at a time,</text:p>
          </table:table-cell>
        </table:table-row>
      </table:table>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mit adep</meta:initial-creator>
    <dc:creator>sumit adep</dc:creator>
    <meta:creation-date>2023-04-03T10:36:00Z</meta:creation-date>
    <dc:date>2023-05-22T07:10:00Z</dc:date>
    <meta:template xlink:href="Normal" xlink:type="simple"/>
    <meta:editing-cycles>2</meta:editing-cycles>
    <meta:editing-duration>PT1740S</meta:editing-duration>
    <meta:document-statistic meta:page-count="1" meta:paragraph-count="6" meta:word-count="494" meta:character-count="3308" meta:row-count="23" meta:non-whitespace-character-count="2820"/>
  </office:meta>
</office:document-meta>
</file>